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900000149D40E635BEC97E86D.png" manifest:media-type="image/png"/>
  <manifest:file-entry manifest:full-path="Pictures/10000000000002AA000000D05516CBA29DC86E5C.png" manifest:media-type="image/png"/>
  <manifest:file-entry manifest:full-path="Pictures/100000000000026C000002451EACBD583C3DCB2A.png" manifest:media-type="image/png"/>
  <manifest:file-entry manifest:full-path="Pictures/10000000000002500000024063E3B353F91AD34C.png" manifest:media-type="image/png"/>
  <manifest:file-entry manifest:full-path="Pictures/1000000000000299000002AE2DDD69D735A42E34.png" manifest:media-type="image/png"/>
  <manifest:file-entry manifest:full-path="Pictures/100000000000054D0000020A902D7FDF158760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8f5" officeooo:paragraph-rsid="000618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F 88</text:p>
      <text:p text:style-name="P1"><draw:frame draw:style-name="fr1" draw:name="Figura1" text:anchor-type="paragraph" svg:width="17cm" svg:height="5.184cm" draw:z-index="0"><draw:image xlink:href="Pictures/10000000000002AA000000D05516CBA29DC86E5C.png" xlink:type="simple" xlink:show="embed" xlink:actuate="onLoad"/></draw:frame></text:p>
      <text:p text:style-name="P1"/>
      <text:p text:style-name="P1"><draw:frame draw:style-name="fr2" draw:name="Figura2" text:anchor-type="paragraph" svg:width="16.404cm" svg:height="15.372cm" draw:z-index="1"><draw:image xlink:href="Pictures/100000000000026C000002451EACBD583C3DCB2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3" text:anchor-type="paragraph" svg:width="15.663cm" svg:height="15.24cm" draw:z-index="2"><draw:image xlink:href="Pictures/10000000000002500000024063E3B353F91AD34C.png" xlink:type="simple" xlink:show="embed" xlink:actuate="onLoad"/></draw:frame><text:soft-page-break/></text:p>
      <text:p text:style-name="P1"><draw:frame draw:style-name="fr3" draw:name="Figura4" text:anchor-type="paragraph" svg:width="17cm" svg:height="17.537cm" draw:z-index="3"><draw:image xlink:href="Pictures/1000000000000299000002AE2DDD69D735A42E34.png" xlink:type="simple" xlink:show="embed" xlink:actuate="onLoad"/></draw:frame><text:soft-page-break/></text:p>
      <text:p text:style-name="P1"><draw:frame draw:style-name="fr1" draw:name="Figura5" text:anchor-type="paragraph" svg:width="17cm" svg:height="6.539cm" draw:z-index="4"><draw:image xlink:href="Pictures/100000000000054D0000020A902D7FDF15876013.png" xlink:type="simple" xlink:show="embed" xlink:actuate="onLoad"/></draw:frame></text:p>
      <text:p text:style-name="P1"/>
      <text:p text:style-name="P1"><draw:frame draw:style-name="fr1" draw:name="Figura6" text:anchor-type="paragraph" svg:width="17cm" svg:height="4.133cm" draw:z-index="5"><draw:image xlink:href="Pictures/100000000000054900000149D40E635BEC97E86D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5:54:40.934000000</meta:creation-date>
    <dc:date>2018-03-14T16:15:44.870000000</dc:date>
    <meta:editing-duration>PT21M3S</meta:editing-duration>
    <meta:editing-cycles>6</meta:editing-cycles>
    <meta:generator>LibreOffice/5.3.1.2$Windows_X86_64 LibreOffice_project/e80a0e0fd1875e1696614d24c32df0f95f03deb2</meta:generator>
    <meta:document-statistic meta:table-count="0" meta:image-count="6" meta:object-count="0" meta:page-count="4" meta:paragraph-count="1" meta:word-count="2" meta:character-count="5" meta:non-whitespace-character-count="4"/>
  </office:meta>
</office:document-meta>
</file>